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amespaceContext.SimpleNamespaceContext( SimpleNamespaceContext parent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.getPrefix( String namespa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NamespaceContext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NamespaceContext.add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getPrefixes( String namespa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NamespaceContext.Simple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espaceContext.get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